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Arial" svg:font-family="Arial" style:font-family-generic="swiss" style:font-pitch="variable"/>
    <style:font-face style:name="F" svg:font-family="" style:font-family-generic="system" style:font-pitch="variable"/>
    <style:font-face style:name="Helvetica1" svg:font-family="Helvetica" style:font-family-generic="system" style:font-pitch="variable"/>
    <style:font-face style:name="Helvetica-Bold1" svg:font-family="Helvetica-Bol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fo:line-height="150%"/>
    </style:style>
    <style:style style:name="P2" style:family="paragraph" style:parent-style-name="Standard">
      <style:paragraph-properties fo:margin-top="0cm" fo:margin-bottom="0cm" fo:line-height="150%"/>
      <style:text-properties style:font-name="Helvetica" fo:font-size="12pt" style:font-size-asian="12pt" style:font-name-complex="Helvetica1" style:font-size-complex="12pt"/>
    </style:style>
    <style:style style:name="P3" style:family="paragraph" style:parent-style-name="Standard">
      <style:paragraph-properties fo:margin-top="0cm" fo:margin-bottom="0cm" fo:line-height="150%"/>
      <style:text-properties style:font-name="Helvetica" fo:font-size="12pt" fo:font-weight="bold" style:font-size-asian="12pt" style:font-weight-asian="bold" style:font-name-complex="Helvetica1" style:font-size-complex="12pt" style:font-weight-complex="bold"/>
    </style:style>
    <style:style style:name="P4" style:family="paragraph" style:parent-style-name="Standard">
      <style:paragraph-properties fo:margin-top="0cm" fo:margin-bottom="0cm" fo:line-height="150%"/>
      <style:text-properties style:font-name="Helvetica" fo:font-size="12pt" fo:font-weight="normal" style:font-size-asian="12pt" style:font-weight-asian="normal" style:font-name-complex="Helvetica1" style:font-size-complex="12pt" style:font-weight-complex="normal"/>
    </style:style>
    <style:style style:name="P5" style:family="paragraph" style:parent-style-name="Standard">
      <style:paragraph-properties fo:margin-top="0cm" fo:margin-bottom="0cm" fo:line-height="150%"/>
      <style:text-properties style:font-name="Helvetica" fo:font-size="10pt" style:font-size-asian="10pt" style:font-name-complex="Helvetica1" style:font-size-complex="10pt"/>
    </style:style>
    <style:style style:name="P6" style:family="paragraph" style:parent-style-name="Standard">
      <style:paragraph-properties fo:margin-top="0cm" fo:margin-bottom="0cm" fo:line-height="150%"/>
      <style:text-properties style:font-name="Helvetica" fo:font-size="10pt" fo:font-weight="bold" style:font-size-asian="10pt" style:font-weight-asian="bold" style:font-name-complex="Helvetica1" style:font-size-complex="10pt" style:font-weight-complex="bold"/>
    </style:style>
    <style:style style:name="P7" style:family="paragraph" style:parent-style-name="Standard" style:master-page-name="Standard">
      <style:paragraph-properties fo:margin-top="0cm" fo:margin-bottom="0cm" fo:line-height="150%" style:page-number="auto"/>
    </style:style>
    <style:style style:name="T1" style:family="text">
      <style:text-properties style:font-name="Helvetica-Bold" fo:font-size="14pt" fo:font-weight="bold" style:font-size-asian="14pt" style:font-weight-asian="bold" style:font-name-complex="Helvetica-Bold1" style:font-size-complex="14pt" style:font-weight-complex="bold"/>
    </style:style>
    <style:style style:name="T2" style:family="text">
      <style:text-properties style:font-name="Helvetica-Bold" fo:font-size="12pt" style:font-size-asian="12pt" style:font-name-complex="Helvetica-Bold1" style:font-size-complex="12pt" style:font-weight-complex="bold"/>
    </style:style>
    <style:style style:name="T3" style:family="text">
      <style:text-properties style:font-name="Helvetica-Bold" fo:font-size="12pt" fo:font-weight="bold" style:font-size-asian="12pt" style:font-weight-asian="bold" style:font-name-complex="Helvetica-Bold1" style:font-size-complex="12pt" style:font-weight-complex="bold"/>
    </style:style>
    <style:style style:name="T4" style:family="text">
      <style:text-properties style:font-name="Helvetica-Bold" fo:font-size="12pt" fo:font-weight="normal" style:font-size-asian="12pt" style:font-weight-asian="normal" style:font-name-complex="Helvetica-Bold1" style:font-size-complex="12pt" style:font-weight-complex="normal"/>
    </style:style>
    <style:style style:name="T5" style:family="text">
      <style:text-properties style:font-name="Helvetica-Bold" fo:font-weight="bold" style:font-weight-asian="bold" style:font-name-complex="Helvetica-Bold1" style:font-weight-complex="bold"/>
    </style:style>
    <style:style style:name="T6" style:family="text">
      <style:text-properties style:font-name="Helvetica-Bold" fo:font-weight="normal" style:font-weight-asian="normal" style:font-name-complex="Helvetica-Bold1" style:font-weight-complex="normal"/>
    </style:style>
    <style:style style:name="T7" style:family="text">
      <style:text-properties style:font-name="Helvetica" fo:font-size="12pt" style:font-size-asian="12pt" style:font-name-complex="Helvetica1" style:font-size-complex="12pt"/>
    </style:style>
    <style:style style:name="T8"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3.1. User Interface Management Subsystem</text:span></text:p>
      <text:p text:style-name="P1"><text:span text:style-name="T7">User Interface Management Subsystem includes a ConsoleView Class</text:span></text:p>
      <text:p text:style-name="P1"><text:span text:style-name="T3">ConsoleView Class</text:span><text:bookmark text:name="_GoBack"/></text:p>
      <text:p text:style-name="P1"><text:span text:style-name="T7">ConsoleView class is used to view all menus that can be reached by the main</text:span></text:p>
      <text:p text:style-name="P1"><text:span text:style-name="T7">menu of the game. This class is the first class that is initialized when user opens</text:span></text:p>
      <text:p text:style-name="P1"><text:span text:style-name="T7">the game. The UI that is created by this class includes a text based interface with following options “Play Game”, “Instructions”, “High Scores”, “Settings” and “Exit Game”. When “Play Game” option is choosed, further commands are asked from the used by providing a set of choices in a text based format. If “Instructions”, “High Scores” or “Settings” option is choosed, new text based interface is created by the class in order to show the information that is wanted by the user. ConsoleView class gets required information from GameSystem class. Last choice on the menu, “Exit Game”, if any progress made it saves it and finally exits the game.</text:span></text:p>
      <text:p text:style-name="P1"><text:span text:style-name="T1">3.3. Game Management Subsystem</text:span></text:p>
      <text:p text:style-name="P1"><text:span text:style-name="T7">Game Management Subsystem includes following classes.</text:span></text:p>
      <text:p text:style-name="P1"><text:span text:style-name="T3">GameSystem Class</text:span></text:p>
      <text:p text:style-name="P1"><text:span text:style-name="T7">GameSystem manages all aspects of the game. GameSystem supplies</text:span></text:p>
      <text:p text:style-name="P1"><text:span text:style-name="T7">information to UI-related classes with the information it gets from the classes of the</text:span></text:p>
      <text:p text:style-name="P1"><text:span text:style-name="T7">Attribute Management Subsystem and Data Management Subsystem, and controls the progress of the game and updates the game during game-play. Decision of whether the game is over or not is also made by this class.</text:span></text:p>
      <text:p text:style-name="P2"/>
      <text:p text:style-name="P1"><text:span text:style-name="T3">Game Class</text:span></text:p>
      <text:p text:style-name="P1"><text:span text:style-name="T7">After user starts to play the game, game class becomes the messanger of the system. It helps to the objects to reach t othe classes in other subystems. For example object of the Reader class can call methods of the player object with the instance of Game object which is a property of Reader class(game.getPlayer().go(Direction.d) will be called from Reader according to Input)</text:span></text:p>
      <text:p text:style-name="P1"><text:span text:style-name="T7"/></text:p>
      <text:p text:style-name="P1"><text:span text:style-name="T3">Character Class<text:line-break/></text:span><text:span text:style-name="T4">Character class is an abstract class which is expanded by Player class and NonPlayerCharacter class</text:span><text:span text:style-name="T2"> </text:span></text:p>
      <text:p text:style-name="P2"/>
      <text:p text:style-name="P3"><text:soft-page-break/>NonPlayerCharacter class</text:p>
      <text:p text:style-name="P4">NonPlayerCharacter class is an expanded by HostileCharacter class. It exist to make it possible to make friendly NPC's later on</text:p>
      <text:p text:style-name="P1"><text:span text:style-name="T3">HostileCharacter Class<text:line-break/></text:span><text:span text:style-name="T4">Instances of HostileCharacter class tends to attack to player</text:span></text:p>
      <text:p text:style-name="P1"><text:span text:style-name="T3"/></text:p>
      <text:p text:style-name="P1"><text:span text:style-name="T3">Player Class<text:line-break/></text:span><text:span text:style-name="T4">Player class is where all player stats and action methods exist.</text:span></text:p>
      <text:p text:style-name="P2"><text:span text:style-name="T1"/></text:p>
      <text:p text:style-name="P1"><text:span text:style-name="T1"/></text:p>
      <text:p text:style-name="P2"/>
      <text:p text:style-name="P1"><text:span text:style-name="T1">3.4. Game Map Management Subsystem</text:span></text:p>
      <text:p text:style-name="P1"><text:span text:style-name="T7">Game Map Management Subsystem includes 3 classes which are Map, Location and LocationFactory class.</text:span></text:p>
      <text:p text:style-name="P2"/>
      <text:p text:style-name="P1"><text:span text:style-name="T3">Map Class</text:span></text:p>
      <text:p text:style-name="P1"><text:span text:style-name="T7">Map class keeps a 2 dimensional Location array and if player hits the bounds it will extend it from every side. It has a LocationFactory which will generate locations the player moves.</text:span></text:p>
      <text:p text:style-name="P2"/>
      <text:p text:style-name="P1"><text:span text:style-name="T3">Location Class</text:span></text:p>
      <text:p text:style-name="P5"><text:span text:style-name="T8">Location class keeps a list of Things as a property, which will be randomly generated by LocationFactory.</text:span></text:p>
      <text:p text:style-name="P6"><text:span text:style-name="T8">LocationFactory Class</text:span></text:p>
      <text:p text:style-name="P1"><text:span text:style-name="T7">LocationFactory class keeps a queue of Locations, and it will feed the map with those when player moves to an unvisited location. It will also generate new maps when idle to keep the queue non-empty.</text:span></text:p>
      <text:p text:style-name="P1"><text:span text:style-name="T1">3.6. User Management Subsystem</text:span></text:p>
      <text:p text:style-name="P1"><text:span text:style-name="T7">User Management Subsystem includes following classes.<text:line-break/></text:span></text:p>
      <text:p text:style-name="P1"><text:span text:style-name="T3">UserManager Class<text:line-break/></text:span><text:span text:style-name="T4">It handles User Login and data save operations</text:span></text:p>
      <text:p text:style-name="P2"/>
      <text:p text:style-name="P1"><text:soft-page-break/><text:span text:style-name="T3">User Class<text:line-break/></text:span><text:span text:style-name="T4">Object of this class is initialized when user login, it will carry information about user and this data will be saved before exitting</text:span></text:p>
      <text:p text:style-name="P2"/>
      <text:p text:style-name="P1"><text:span text:style-name="T1">3.7. Map Objects Subsystem</text:span></text:p>
      <text:p text:style-name="P1"><text:span text:style-name="T7">Map Objects Subsystem includes following classes.<text:line-break/></text:span></text:p>
      <text:p text:style-name="P1"><text:span text:style-name="T3">Direction Enumeration<text:line-break/></text:span><text:span text:style-name="T2">It carries direction information. Used in many direction based methods across the system.</text:span></text:p>
      <text:p text:style-name="P1"><text:span text:style-name="T2"/></text:p>
      <text:p text:style-name="P2"><text:span text:style-name="T5">Thing Interface<text:line-break/></text:span><text:span text:style-name="T6">An Interface that implemented by Item and Furniture Classes</text:span></text:p>
      <text:p text:style-name="P1"><text:span text:style-name="T3">Furniture Class<text:line-break/></text:span><text:span text:style-name="T4">Furnitures that exists in locations, player cant take those but may interact with it</text:span></text:p>
      <text:p text:style-name="P2"/>
      <text:p text:style-name="P1"><text:span text:style-name="T3">Item Class</text:span></text:p>
      <text:p text:style-name="P1"><text:soft-page-break/><text:span text:style-name="T4">Items that exist in locations, and inventories of characters. Can be taken and used accordingly by player. This includes weaponry and foods.</text:span></text:p>
      <text:p text:style-name="P1"><text:span text:style-name="T1">3.7. IO Subsystem</text:span></text:p>
      <text:p text:style-name="P1"><text:span text:style-name="T3">Reader Class<text:line-break/></text:span><text:span text:style-name="T4">Reads and analyzes the typed user input, and calls player methods accordingly.</text:span></text:p>
      <text:p text:style-name="P2"/>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Arial" svg:font-family="Arial" style:font-family-generic="swiss" style:font-pitch="variable"/>
    <style:font-face style:name="F" svg:font-family="" style:font-family-generic="system" style:font-pitch="variable"/>
    <style:font-face style:name="Helvetica1" svg:font-family="Helvetica" style:font-family-generic="system" style:font-pitch="variable"/>
    <style:font-face style:name="Helvetica-Bold1" svg:font-family="Helvetica-Bol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tr" style:country-asian="TR"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tr" fo:country="TR" style:font-name-asian="SimSun" style:font-size-asian="11pt" style:language-asian="tr" style:country-asian="T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urkan</meta:initial-creator>
    <dc:creator>Fatih Karaoglanoglu</dc:creator>
    <meta:editing-cycles>61</meta:editing-cycles>
    <meta:creation-date>2014-12-01T19:05:00</meta:creation-date>
    <dc:date>2014-12-03T13:55:22.58</dc:date>
    <meta:editing-duration>PT1M32S</meta:editing-duration>
    <meta:generator>OpenOffice/4.1.1$Win32 OpenOffice.org_project/411m6$Build-9775</meta:generator>
    <meta:document-statistic meta:table-count="0" meta:image-count="0" meta:object-count="0" meta:page-count="4" meta:paragraph-count="40" meta:word-count="599" meta:character-count="377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